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2" style:parent-style-name="Textbody" style:family="paragraph">
      <style:paragraph-properties fo:text-align="center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6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7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8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9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ableColumn18" style:family="table-column">
      <style:table-column-properties style:column-width="5.6354in" style:use-optimal-column-width="false"/>
    </style:style>
    <style:style style:name="Table17" style:family="table">
      <style:table-properties style:width="5.6354in" fo:margin-left="0.4729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22" style:parent-style-name="Normal" style:family="paragraph">
      <style:text-properties text:display="none"/>
    </style:style>
    <style:style style:name="TableColumn24" style:family="table-column">
      <style:table-column-properties style:column-width="5.6562in" style:use-optimal-column-width="false"/>
    </style:style>
    <style:style style:name="Table23" style:family="table">
      <style:table-properties style:width="5.6562in" fo:margin-left="0.4625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6" style:family="table-column">
      <style:table-column-properties style:column-width="5.677in" style:use-optimal-column-width="false"/>
    </style:style>
    <style:style style:name="Table45" style:family="table">
      <style:table-properties style:width="5.677in" fo:margin-left="0.452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" style:parent-style-name="Textbody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0" style:parent-style-name="Normal" style:family="paragraph">
      <style:text-properties text:display="none"/>
    </style:style>
    <style:style style:name="TableColumn52" style:family="table-column">
      <style:table-column-properties style:column-width="5.6666in" style:use-optimal-column-width="false"/>
    </style:style>
    <style:style style:name="Table51" style:family="table">
      <style:table-properties style:width="5.6666in" fo:margin-left="0.4625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2" style:family="table-column">
      <style:table-column-properties style:column-width="5.6354in" style:use-optimal-column-width="false"/>
    </style:style>
    <style:style style:name="Table61" style:family="table">
      <style:table-properties style:width="5.6354in" fo:margin-left="0.4937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extbody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text-properties text:display="none"/>
    </style:style>
    <style:style style:name="TableColumn68" style:family="table-column">
      <style:table-column-properties style:column-width="5.6354in" style:use-optimal-column-width="false"/>
    </style:style>
    <style:style style:name="Table67" style:family="table">
      <style:table-properties style:width="5.6354in" fo:margin-left="0.4937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0" style:family="table-column">
      <style:table-column-properties style:column-width="5.6458in" style:use-optimal-column-width="false"/>
    </style:style>
    <style:style style:name="Table79" style:family="table">
      <style:table-properties style:width="5.6458in" fo:margin-left="0.4833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3" style:parent-style-name="Textbody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text-properties text:display="none"/>
    </style:style>
    <style:style style:name="TableColumn86" style:family="table-column">
      <style:table-column-properties style:column-width="5.6458in" style:use-optimal-column-width="false"/>
    </style:style>
    <style:style style:name="Table85" style:family="table">
      <style:table-properties style:width="5.6458in" fo:margin-left="0.4833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extbody" style:family="paragraph">
      <style:paragraph-properties fo:margin-bottom="0.0368in" fo:margin-left="-0.2951in" fo:margin-right="-0.1576in">
        <style:tab-stops/>
      </style:paragraph-properties>
    </style:style>
  </office:automatic-styles>
  <office:body>
    <office:text text:use-soft-page-breaks="true">
      <text:p text:style-name="P1">Cahier des charges :</text:p>
      <text:p text:style-name="P2"/>
      <text:p text:style-name="Textbody"><text:span text:style-name="T3">Page de<text:s/></text:span><text:span text:style-name="T4"> :</text:span></text:p>
      <text:p text:style-name="Textbody">En tête : titre, navigateur (accueil, recherche, inscription, connexion, déconnexion), logo</text:p>
      <text:p text:style-name="Textbody">Milieu : contenue spécifique a la page</text:p>
      <text:p text:style-name="Textbody">Pied de page :<text:s/>FAQ, mention légale, contact</text:p>
      <text:p text:style-name="Textbody"> </text:p>
      <text:p text:style-name="P5">Page d'accueil :</text:p>
      <text:p text:style-name="Textbody">Logos des langages<text:s/>informatiques, Bouton d’explication pour les clients plus lien vers la page complet, Bouton d’explication pour les développeurs plus lien vers la page complet, résume des étapes (qui disparaît, des qu'on<text:s/>est inscrit),</text:p>
      <text:p text:style-name="Textbody"> </text:p>
      <text:p text:style-name="P6">Page de recherche :</text:p>
      <text:p text:style-name="Textbody">Barre de recherche pour retrouver les annonces et/ou les développeurs et leurs compétences.</text:p>
      <text:p text:style-name="Textbody"/>
      <text:p text:style-name="P7">Page d'inscription :</text:p>
      <text:p text:style-name="Textbody">Formulaire d'inscription clients ou développeurs avec bar a cocher et étiquetés pour les compétences, plus affichage des erreurs</text:p>
      <text:p text:style-name="Textbody"><text:s/></text:p>
      <text:p text:style-name="P8">Page de connexion :</text:p>
      <text:p text:style-name="Textbody">E mail et mot de passe, mot de passe oublier ou demande d'inscription, lien vers l’accueil plus notification</text:p>
      <text:p text:style-name="Textbody"/>
      <text:p text:style-name="P9">Page de déconnexion :</text:p>
      <text:p text:style-name="Textbody">Bouton de déconnexion plus notification</text:p>
      <text:p text:style-name="Textbody"/>
      <text:p text:style-name="Textbody"><text:span text:style-name="T10">Page d'annonce :</text:span></text:p>
      <text:p text:style-name="Textbody">Un page avec tout<text:s/>les annonce mis par les développeurs et/ou les entreprises ou clients.</text:p>
      <text:p text:style-name="Textbody"> </text:p>
      <text:p text:style-name="Textbody"><text:span text:style-name="T11">Contacter un développeur :</text:span></text:p>
      <text:p text:style-name="Textbody">Une page avec tout les info d'un développeur. Ses compétences et coordonnées.</text:p>
      <text:p text:style-name="Textbody"> </text:p>
      <text:p text:style-name="Textbody"><text:span text:style-name="T12">Qu'est-ce que un développeur ?</text:span></text:p>
      <text:p text:style-name="Textbody">Une page qui explique qu'est-ce qu'un développeur</text:p>
      <text:p text:style-name="Textbody"> </text:p>
      <text:p text:style-name="Textbody"><text:span text:style-name="T13">Mode d'emploi :</text:span></text:p>
      <text:p text:style-name="Textbody">Une page qui explique comment fonctionne cette site.</text:p>
      <text:p text:style-name="Textbody"> </text:p>
      <text:p text:style-name="Textbody"><text:span text:style-name="T14">Nous contacter :</text:span></text:p>
      <text:p text:style-name="Textbody">Page avec nos coordonnées </text:p>
      <text:p text:style-name="Textbody"> </text:p>
      <text:p text:style-name="Textbody"><text:span text:style-name="T15">FAQ :</text:span></text:p>
      <text:p text:style-name="Textbody">Réponses des question fréquemment posé</text:p>
      <text:p text:style-name="Textbody"> </text:p>
      <text:p text:style-name="Textbody"><text:span text:style-name="T16">Mention légale :</text:span></text:p>
      <text:p text:style-name="Textbody">Page avec l'autorisation qui respecte les lois d'internet.</text:p>
      <text:p text:style-name="Textbody"/>
      <text:p text:style-name="Textbody"/>
      <text:p text:style-name="Textbody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P21">User :</text:p>
          </table:table-cell>
        </table:table-row>
      </table:table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Textbody">id  : (11) int</text:p>
          </table:table-cell>
        </table:table-row>
        <table:table-row table:style-name="TableRow27">
          <table:table-cell table:style-name="TableCell28">
            <text:p text:style-name="Textbody">email : (320) string</text:p>
          </table:table-cell>
        </table:table-row>
        <table:table-row table:style-name="TableRow29">
          <table:table-cell table:style-name="TableCell30">
            <text:p text:style-name="Textbody">password : (60) string</text:p>
          </table:table-cell>
        </table:table-row>
        <table:table-row table:style-name="TableRow31">
          <table:table-cell table:style-name="TableCell32">
            <text:p text:style-name="Textbody">active: bool</text:p>
          </table:table-cell>
        </table:table-row>
        <table:table-row table:style-name="TableRow33">
          <table:table-cell table:style-name="TableCell34">
            <text:p text:style-name="Textbody">adminLevel : (11) int</text:p>
          </table:table-cell>
        </table:table-row>
        <table:table-row table:style-name="TableRow35">
          <table:table-cell table:style-name="TableCell36">
            <text:p text:style-name="Textbody">lastConnection : dateTime</text:p>
          </table:table-cell>
        </table:table-row>
        <table:table-row table:style-name="TableRow37">
          <table:table-cell table:style-name="TableCell38">
            <text:p text:style-name="Textbody">registrerIp : (255) string</text:p>
          </table:table-cell>
        </table:table-row>
        <table:table-row table:style-name="TableRow39">
          <table:table-cell table:style-name="TableCell40">
            <text:p text:style-name="Textbody">activationToken : (32) string</text:p>
          </table:table-cell>
        </table:table-row>
        <table:table-row table:style-name="TableRow41">
          <table:table-cell table:style-name="TableCell42">
            <text:p text:style-name="Textbody">name : (60) string</text:p>
          </table:table-cell>
        </table:table-row>
        <table:table-row table:style-name="TableRow43">
          <table:table-cell table:style-name="TableCell44">
            <text:p text:style-name="Textbody">firstname : (60) string</text:p>
          </table:table-cell>
        </table:table-row>
      </table:table>
      <text:p text:style-name="Textbody"/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>Job Request</text:p>
          </table:table-cell>
        </table:table-row>
      </table:table>
      <text:p text:style-name="P50"/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Textbody">id :<text:s/>(11) int</text:p>
          </table:table-cell>
        </table:table-row>
        <table:table-row table:style-name="TableRow55">
          <table:table-cell table:style-name="TableCell56">
            <text:p text:style-name="Textbody">status : booleen</text:p>
          </table:table-cell>
        </table:table-row>
        <table:table-row table:style-name="TableRow57">
          <table:table-cell table:style-name="TableCell58">
            <text:p text:style-name="Textbody">author : (11) int</text:p>
          </table:table-cell>
        </table:table-row>
        <table:table-row table:style-name="TableRow59">
          <table:table-cell table:style-name="TableCell60">
            <text:p text:style-name="Textbody">advert :(11) int</text:p>
          </table:table-cell>
        </table:table-row>
      </table:table>
      <text:p text:style-name="Textbody"/>
      <text:p text:style-name="Textbody"/>
      <text:p text:style-name="Textbody"/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P65">Advert :</text:p>
          </table:table-cell>
        </table:table-row>
      </table:table>
      <text:p text:style-name="P66"/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Textbody">id : (11) int</text:p>
          </table:table-cell>
        </table:table-row>
        <table:table-row table:style-name="TableRow71">
          <table:table-cell table:style-name="TableCell72">
            <text:p text:style-name="Textbody">title : (150) string</text:p>
          </table:table-cell>
        </table:table-row>
        <table:table-row table:style-name="TableRow73">
          <table:table-cell table:style-name="TableCell74">
            <text:p text:style-name="Textbody">content : (30000) string</text:p>
          </table:table-cell>
        </table:table-row>
        <table:table-row table:style-name="TableRow75">
          <table:table-cell table:style-name="TableCell76">
            <text:p text:style-name="Textbody">postDate : datetime</text:p>
          </table:table-cell>
        </table:table-row>
        <table:table-row table:style-name="TableRow77">
          <table:table-cell table:style-name="TableCell78">
            <text:p text:style-name="Textbody">author : (11) int</text:p>
          </table:table-cell>
        </table:table-row>
      </table:table>
      <text:p text:style-name="Textbody"/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p text:style-name="P83">Comment :</text:p>
          </table:table-cell>
        </table:table-row>
      </table:table>
      <text:p text:style-name="P84"/>
      <table:table table:style-name="Table85">
        <table:table-columns>
          <table:table-column table:style-name="TableColumn86"/>
        </table:table-columns>
        <table:table-row table:style-name="TableRow87">
          <table:table-cell table:style-name="TableCell88">
            <text:p text:style-name="Textbody">id : (11) int</text:p>
          </table:table-cell>
        </table:table-row>
        <table:table-row table:style-name="TableRow89">
          <table:table-cell table:style-name="TableCell90">
            <text:p text:style-name="Textbody">author : (11) int</text:p>
          </table:table-cell>
        </table:table-row>
        <table:table-row table:style-name="TableRow91">
          <table:table-cell table:style-name="TableCell92">
            <text:p text:style-name="Textbody">targetingUser : (11) int</text:p>
          </table:table-cell>
        </table:table-row>
        <table:table-row table:style-name="TableRow93">
          <table:table-cell table:style-name="TableCell94">
            <text:p text:style-name="Textbody">comment : (11) int</text:p>
          </table:table-cell>
        </table:table-row>
        <table:table-row table:style-name="TableRow95">
          <table:table-cell table:style-name="TableCell96">
            <text:p text:style-name="Textbody">mark : float</text:p>
          </table:table-cell>
        </table:table-row>
      </table:table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m</meta:initial-creator>
    <dc:creator>Sam</dc:creator>
    <meta:creation-date>2018-06-19T10:34:00Z</meta:creation-date>
    <dc:date>2018-06-20T16:09:00Z</dc:date>
    <meta:template xlink:href="Normal.dotm" xlink:type="simple"/>
    <meta:editing-cycles>4</meta:editing-cycles>
    <meta:editing-duration>PT31020S</meta:editing-duration>
    <meta:document-statistic meta:page-count="1" meta:paragraph-count="4" meta:word-count="309" meta:character-count="2010" meta:row-count="14" meta:non-whitespace-character-count="1705"/>
  </office:meta>
</office:document-meta>
</file>